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ersion 2</text:p>
          </table:table-cell>
          <table:table-cell office:value-type="string" calcext:value-type="string">
            <text:p>Version 2.2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89369897237" calcext:value-type="float">
            <text:p>0.989369897237</text:p>
          </table:table-cell>
          <table:table-cell office:value-type="float" office:value="0.984691597772" calcext:value-type="float">
            <text:p>0.984691597772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8528102886" calcext:value-type="float">
            <text:p>0.998528102886</text:p>
          </table:table-cell>
          <table:table-cell office:value-type="float" office:value="0.99706124523" calcext:value-type="float">
            <text:p>0.99706124523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162249026" calcext:value-type="float">
            <text:p>0.992162249026</text:p>
          </table:table-cell>
          <table:table-cell office:value-type="float" office:value="0.991729407252" calcext:value-type="float">
            <text:p>0.99172940725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0857221551" calcext:value-type="float">
            <text:p>0.990857221551</text:p>
          </table:table-cell>
          <table:table-cell office:value-type="float" office:value="0.98792530528" calcext:value-type="float">
            <text:p>0.98792530528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3024380572" calcext:value-type="float">
            <text:p>0.893024380572</text:p>
          </table:table-cell>
          <table:table-cell office:value-type="float" office:value="0.894685837805" calcext:value-type="float">
            <text:p>0.894685837805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04955118731" calcext:value-type="float">
            <text:p>0.904955118731</text:p>
          </table:table-cell>
          <table:table-cell office:value-type="float" office:value="0.904692788918" calcext:value-type="float">
            <text:p>0.904692788918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0895886954" calcext:value-type="float">
            <text:p>0.990895886954</text:p>
          </table:table-cell>
          <table:table-cell office:value-type="float" office:value="0.987968634516" calcext:value-type="float">
            <text:p>0.987968634516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66078096953" calcext:value-type="float">
            <text:p>0.966078096953</text:p>
          </table:table-cell>
          <table:table-cell office:value-type="float" office:value="0.960691049032" calcext:value-type="float">
            <text:p>0.960691049032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7101597174" calcext:value-type="float">
            <text:p>0.97101597174</text:p>
          </table:table-cell>
          <table:table-cell office:value-type="float" office:value="0.970774897682" calcext:value-type="float">
            <text:p>0.97077489768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184183544" calcext:value-type="float">
            <text:p>0.992184183544</text:p>
          </table:table-cell>
          <table:table-cell office:value-type="float" office:value="0.992880296263" calcext:value-type="float">
            <text:p>0.992880296263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0989774552" calcext:value-type="float">
            <text:p>0.990989774552</text:p>
          </table:table-cell>
          <table:table-cell office:value-type="float" office:value="0.989443992171" calcext:value-type="float">
            <text:p>0.989443992171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991274935" calcext:value-type="float">
            <text:p>0.990991274935</text:p>
          </table:table-cell>
          <table:table-cell office:value-type="float" office:value="0.989443837866" calcext:value-type="float">
            <text:p>0.989443837866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0987427343" calcext:value-type="float">
            <text:p>0.990987427343</text:p>
          </table:table-cell>
          <table:table-cell office:value-type="float" office:value="0.989443597827" calcext:value-type="float">
            <text:p>0.98944359782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0989774552" calcext:value-type="float">
            <text:p>0.990989774552</text:p>
          </table:table-cell>
          <table:table-cell office:value-type="float" office:value="0.989443992171" calcext:value-type="float">
            <text:p>0.989443992171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990689353" calcext:value-type="float">
            <text:p>0.990990689353</text:p>
          </table:table-cell>
          <table:table-cell office:value-type="float" office:value="0.989443567994" calcext:value-type="float">
            <text:p>0.989443567994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160716502" calcext:value-type="float">
            <text:p>0.997160716502</text:p>
          </table:table-cell>
          <table:table-cell office:value-type="float" office:value="0.995889791055" calcext:value-type="float">
            <text:p>0.995889791055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5161959413" calcext:value-type="float">
            <text:p>0.995161959413</text:p>
          </table:table-cell>
          <table:table-cell office:value-type="float" office:value="0.994979538673" calcext:value-type="float">
            <text:p>0.994979538673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4397107689" calcext:value-type="float">
            <text:p>0.994397107689</text:p>
          </table:table-cell>
          <table:table-cell office:value-type="float" office:value="0.994826505544" calcext:value-type="float">
            <text:p>0.994826505544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00125817157" calcext:value-type="float">
            <text:p>0.900125817157</text:p>
          </table:table-cell>
          <table:table-cell office:value-type="float" office:value="0.901280904951" calcext:value-type="float">
            <text:p>0.901280904951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82877354495" calcext:value-type="float">
            <text:p>0.982877354495</text:p>
          </table:table-cell>
          <table:table-cell office:value-type="float" office:value="0.981104849357" calcext:value-type="float">
            <text:p>0.98110484935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75642238681" calcext:value-type="float">
            <text:p>0.875642238681</text:p>
          </table:table-cell>
          <table:table-cell office:value-type="float" office:value="0.870154538184" calcext:value-type="float">
            <text:p>0.870154538184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939175574893" calcext:value-type="float">
            <text:p>0.939175574893</text:p>
          </table:table-cell>
          <table:table-cell office:value-type="float" office:value="0.930808739433" calcext:value-type="float">
            <text:p>0.930808739433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2852222126" calcext:value-type="float">
            <text:p>0.992852222126</text:p>
          </table:table-cell>
          <table:table-cell office:value-type="float" office:value="0.99349523575" calcext:value-type="float">
            <text:p>0.99349523575</text:p>
          </table:table-cell>
        </table:table-row>
        <table:table-row table:style-name="ro1">
          <table:table-cell/>
          <table:table-cell table:formula="of:=AVERAGE([.B3:.B25])" office:value-type="float" office:value="0.970496219168913" calcext:value-type="float">
            <text:p>0.970496219168913</text:p>
          </table:table-cell>
          <table:table-cell table:formula="of:=AVERAGE([.C3:.C25])" office:value-type="float" office:value="0.968820006553304" calcext:value-type="float">
            <text:p>0.968820006553304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83459210332" calcext:value-type="float">
            <text:p>0.983459210332</text:p>
          </table:table-cell>
          <table:table-cell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056989558" calcext:value-type="float">
            <text:p>0.99056989558</text:p>
          </table:table-cell>
          <table:table-cell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199944507" calcext:value-type="float">
            <text:p>0.994199944507</text:p>
          </table:table-cell>
          <table:table-cell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1701229962" calcext:value-type="float">
            <text:p>0.941701229962</text:p>
          </table:table-cell>
          <table:table-cell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75154305671" calcext:value-type="float">
            <text:p>0.875154305671</text:p>
          </table:table-cell>
          <table:table-cell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9418212742" calcext:value-type="float">
            <text:p>0.879418212742</text:p>
          </table:table-cell>
          <table:table-cell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1893269054" calcext:value-type="float">
            <text:p>0.941893269054</text:p>
          </table:table-cell>
          <table:table-cell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11157073308" calcext:value-type="float">
            <text:p>0.911157073308</text:p>
          </table:table-cell>
          <table:table-cell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904232353269" calcext:value-type="float">
            <text:p>0.904232353269</text:p>
          </table:table-cell>
          <table:table-cell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7021987923" calcext:value-type="float">
            <text:p>0.967021987923</text:p>
          </table:table-cell>
          <table:table-cell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393805084" calcext:value-type="float">
            <text:p>0.94393805084</text:p>
          </table:table-cell>
          <table:table-cell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3870849775" calcext:value-type="float">
            <text:p>0.943870849775</text:p>
          </table:table-cell>
          <table:table-cell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3810169991" calcext:value-type="float">
            <text:p>0.943810169991</text:p>
          </table:table-cell>
          <table:table-cell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40623572" calcext:value-type="float">
            <text:p>0.985040623572</text:p>
          </table:table-cell>
          <table:table-cell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038327119" calcext:value-type="float">
            <text:p>0.985038327119</text:p>
          </table:table-cell>
          <table:table-cell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6975304331" calcext:value-type="float">
            <text:p>0.966975304331</text:p>
          </table:table-cell>
          <table:table-cell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7502438499" calcext:value-type="float">
            <text:p>0.927502438499</text:p>
          </table:table-cell>
          <table:table-cell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58960622456" calcext:value-type="float">
            <text:p>0.958960622456</text:p>
          </table:table-cell>
          <table:table-cell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704855557504" calcext:value-type="float">
            <text:p>0.704855557504</text:p>
          </table:table-cell>
          <table:table-cell/>
        </table:table-row>
        <table:table-row table:style-name="ro1">
          <table:table-cell/>
          <table:table-cell table:formula="of:=AVERAGE([.B27:.B45])" office:value-type="float" office:value="0.934147338233421" calcext:value-type="float">
            <text:p>0.9341473382334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21:44:03.360022284</meta:creation-date>
    <dc:date>2020-10-12T21:47:45.879674018</dc:date>
    <meta:editing-duration>PT3M44S</meta:editing-duration>
    <meta:editing-cycles>1</meta:editing-cycles>
    <meta:generator>LibreOffice/6.0.7.3$Linux_X86_64 LibreOffice_project/00m0$Build-3</meta:generator>
    <meta:document-statistic meta:table-count="1" meta:cell-count="112" meta:object-count="0"/>
  </office:meta>
</office:document-meta>
</file>